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r( ResolvableType elementType , @ Nullable MimeType mim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coder( ResolvableType elementType , @ Nullable MimeType mim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